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9A00000020F4619B9C.png" manifest:media-type="image/png"/>
  <manifest:file-entry manifest:full-path="Pictures/100002010000007C0000001DB63D4CB9.png" manifest:media-type="image/png"/>
  <manifest:file-entry manifest:full-path="Pictures/10000201000000820000002162381A19.png" manifest:media-type="image/png"/>
  <manifest:file-entry manifest:full-path="Pictures/10000201000000780000002192E3A0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in" fo:margin-left="0in" table:align="left" style:writing-mode="lr-tb"/>
    </style:style>
    <style:style style:name="Table1.A" style:family="table-column">
      <style:table-column-properties style:column-width="3.25in"/>
    </style:style>
    <style:style style:name="Table1.A1" style:family="table-cell">
      <style:table-cell-properties style:vertical-align="top" fo:padding="0.0694in" fo:border="1pt solid #000000"/>
    </style:style>
    <style:style style:name="Table2" style:family="table">
      <style:table-properties style:width="6.5in" fo:margin-left="0in" table:align="left" style:writing-mode="lr-tb"/>
    </style:style>
    <style:style style:name="Table2.A" style:family="table-column">
      <style:table-column-properties style:column-width="3.25in"/>
    </style:style>
    <style:style style:name="Table2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margin-left="0.25in" fo:margin-right="0in" fo:line-height="115%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left="0.25in" fo:margin-right="0in" fo:line-height="115%" fo:text-indent="0in" style:auto-text-indent="false" fo:break-before="auto" fo:break-after="auto" fo:padding="0in" fo:border-left="none" fo:border-right="none" fo:border-top="none" fo:border-bottom="1.5pt solid #808080" style:writing-mode="lr-tb"/>
    </style:style>
    <style:style style:name="P3" style:family="paragraph" style:parent-style-name="Standard">
      <style:paragraph-properties fo:line-height="115%" fo:break-before="auto" fo:break-after="auto" style:writing-mode="lr-tb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008800" style:text-line-through-style="none" style:text-line-through-typ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Consolas" fo:font-size="11pt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Consolas" fo:font-size="11pt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000088" style:text-line-through-style="none" style:text-line-through-typ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15" style:family="paragraph" style:parent-style-name="Standard" style:list-style-name="LS1">
      <style:paragraph-properties fo:margin-top="0in" fo:margin-bottom="0in" loext:contextual-spacing="false" fo:line-height="115%" fo:break-before="auto" fo:break-after="auto" style:writing-mode="lr-tb"/>
    </style:style>
    <style:style style:name="P16" style:family="paragraph" style:parent-style-name="Standard" style:list-style-name="LS2">
      <style:paragraph-properties fo:margin-top="0in" fo:margin-bottom="0in" loext:contextual-spacing="false" fo:line-height="115%" fo:break-before="auto" fo:break-after="auto" style:writing-mode="lr-tb"/>
    </style:style>
    <style:style style:name="P17" style:family="paragraph" style:parent-style-name="Standard" style:list-style-name="LS3">
      <style:paragraph-properties fo:margin-top="0in" fo:margin-bottom="0in" loext:contextual-spacing="false" fo:line-height="115%" fo:break-before="auto" fo:break-after="auto" style:writing-mode="lr-tb"/>
    </style:style>
    <style:style style:name="P18" style:family="paragraph" style:parent-style-name="Standard" style:list-style-name="LS4">
      <style:paragraph-properties fo:margin-top="0in" fo:margin-bottom="0in" loext:contextual-spacing="false" fo:line-height="115%" fo:break-before="auto" fo:break-after="auto" style:writing-mode="lr-tb"/>
    </style:style>
    <style:style style:name="P19" style:family="paragraph" style:parent-style-name="Standard" style:list-style-name="LS5">
      <style:paragraph-properties fo:margin-top="0in" fo:margin-bottom="0in" loext:contextual-spacing="false" fo:line-height="115%" fo:break-before="auto" fo:break-after="auto" style:writing-mode="lr-tb"/>
    </style:style>
    <style:style style:name="P20" style:family="paragraph" style:parent-style-name="Standard" style:list-style-name="LS6">
      <style:paragraph-properties fo:margin-top="0in" fo:margin-bottom="0in" loext:contextual-spacing="false" fo:line-height="115%" fo:break-before="auto" fo:break-after="auto" style:writing-mode="lr-tb"/>
    </style:style>
    <style:style style:name="P21" style:family="paragraph" style:parent-style-name="Standard" style:list-style-name="LS7">
      <style:paragraph-properties fo:margin-top="0in" fo:margin-bottom="0in" loext:contextual-spacing="false" fo:line-height="115%" fo:break-before="auto" fo:break-after="auto" style:writing-mode="lr-tb"/>
    </style:style>
    <style:style style:name="P22" style:family="paragraph" style:parent-style-name="Standard" style:list-style-name="LS8">
      <style:paragraph-properties fo:margin-top="0in" fo:margin-bottom="0in" loext:contextual-spacing="false" fo:line-height="115%" fo:break-before="auto" fo:break-after="auto" style:writing-mode="lr-tb"/>
    </style:style>
    <style:style style:name="P23" style:family="paragraph" style:parent-style-name="Standard">
      <style:paragraph-properties fo:margin-top="0in" fo:margin-bottom="0in" loext:contextual-spacing="false" fo:line-height="115%" style:writing-mode="lr-tb"/>
      <style:text-properties officeooo:rsid="001d4485" officeooo:paragraph-rsid="001d4485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008800" style:text-line-through-style="none" style:text-line-through-typ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8800" style:text-line-through-style="none" style:text-line-through-typ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Consolas" fo:font-size="11pt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Consolas" fo:font-size="11pt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P28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29" style:family="paragraph" style:parent-style-name="Standard">
      <style:paragraph-properties fo:line-height="115%" fo:break-before="auto" fo:break-after="auto" style:writing-mode="lr-tb"/>
      <style:text-properties officeooo:rsid="001d25fe" officeooo:paragraph-rsid="001d25fe"/>
    </style:style>
    <style:style style:name="P30" style:family="paragraph" style:parent-style-name="Heading_20_1">
      <style:paragraph-properties fo:margin-top="0.139in" fo:margin-bottom="0in" loext:contextual-spacing="false" fo:line-height="115%" fo:break-before="auto" fo:break-after="auto" style:writing-mode="lr-tb"/>
    </style:style>
    <style:style style:name="P31" style:family="paragraph" style:parent-style-name="Heading_20_1">
      <style:paragraph-properties fo:margin-top="0.139in" fo:margin-bottom="0in" loext:contextual-spacing="false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P32" style:family="paragraph" style:parent-style-name="Title" style:master-page-name="Standard">
      <style:paragraph-properties fo:margin-top="0in" fo:margin-bottom="0in" loext:contextual-spacing="false" fo:line-height="115%" style:page-number="auto" fo:break-before="auto" fo:break-after="auto" style:writing-mode="lr-tb"/>
    </style:style>
    <style:style style:name="T1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line-through-style="none" style:text-line-through-type="none" style:font-name="Consolas" fo:font-size="9pt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6" style:family="text">
      <style:text-properties fo:color="#000000" style:text-line-through-style="none" style:text-line-through-typ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Consolas" fo:font-size="11pt" fo:font-style="normal" style:text-underline-style="none" fo:font-weight="bold" style:font-name-asian="Consolas" style:font-size-asian="11pt" style:font-style-asian="normal" style:font-weight-asian="bold" style:font-name-complex="Consolas" style:font-size-complex="11pt" style:font-style-complex="normal" style:font-weight-complex="bold"/>
    </style:style>
    <style:style style:name="T8" style:family="text">
      <style:text-properties fo:color="#000000" style:text-line-through-style="none" style:text-line-through-type="none" style:font-name="Consolas" fo:font-size="11pt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9" style:family="text">
      <style:text-properties fo:color="#008800" style:text-line-through-style="none" style:text-line-through-typ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10" style:family="text">
      <style:text-properties fo:color="#000088" style:text-line-through-style="none" style:text-line-through-typ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11" style:family="text">
      <style:text-properties fo:color="#666600" style:text-line-through-style="none" style:text-line-through-typ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12" style:family="text">
      <style:text-properties fo:color="#880000" style:text-line-through-style="none" style:text-line-through-typ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h.ukiqreit8vky"/><text:span text:style-name="T1">Problem set 1: Calculators</text:span></text:p>
      <text:p text:style-name="P1"><text:a xlink:type="simple" xlink:href="#h.xdygwjcqfse7" text:style-name="Internet_20_link" text:visited-style-name="Visited_20_Internet_20_Link"><text:span text:style-name="T3">Directions</text:span></text:a></text:p>
      <text:p text:style-name="P1"><text:a xlink:type="simple" xlink:href="#h.laknamc5nrmk" text:style-name="Internet_20_link" text:visited-style-name="Visited_20_Internet_20_Link"><text:span text:style-name="T3">Problems</text:span></text:a></text:p>
      <text:p text:style-name="P2"><text:a xlink:type="simple" xlink:href="#h.mqvpwd6k0au2" text:style-name="Internet_20_link" text:visited-style-name="Visited_20_Internet_20_Link">Sample</text:a><text:a xlink:type="simple" xlink:href="#h.mqvpwd6k0au2" text:style-name="Internet_20_link" text:visited-style-name="Visited_20_Internet_20_Link"> </text:a><text:a xlink:type="simple" xlink:href="#h.mqvpwd6k0au2" text:style-name="Internet_20_link" text:visited-style-name="Visited_20_Internet_20_Link">Input</text:a><text:a xlink:type="simple" xlink:href="#h.mqvpwd6k0au2" text:style-name="Internet_20_link" text:visited-style-name="Visited_20_Internet_20_Link"> / </text:a><text:a xlink:type="simple" xlink:href="#h.mqvpwd6k0au2" text:style-name="Internet_20_link" text:visited-style-name="Visited_20_Internet_20_Link">Output</text:a></text:p>
      <text:p text:style-name="P3"/>
      <text:h text:style-name="P31" text:outline-level="10"><text:bookmark text:name="h.xdygwjcqfse7"/>Directions</text:h>
      <text:list xml:id="list8969907304587394219" text:style-name="LS1">
        <text:list-item>
          <text:p text:style-name="P15">Start with the code template (<text:span text:style-name="T4">ps1.py</text:span>) and replace <text:span text:style-name="T4">pass</text:span> with your solution code.</text:p>
        </text:list-item>
        <text:list-item>
          <text:p text:style-name="P15">Tip: for faster development use file testing (<text:span text:style-name="T4">ps1-input.txt</text:span>) (see sample input below).</text:p>
        </text:list-item>
      </text:list>
      <text:p text:style-name="P6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<text:span text:style-name="T5">ps1.py</text:span></text:p>
          </table:table-cell>
          <table:table-cell table:style-name="Table1.A1" office:value-type="string">
            <text:p text:style-name="P7"><text:span text:style-name="T5">ps1.py (continued)</text:span></text:p>
          </table:table-cell>
        </table:table-row>
        <table:table-row>
          <table:table-cell table:style-name="Table1.A1" office:value-type="string">
            <text:p text:style-name="P8">'''</text:p>
            <text:p text:style-name="P7"><text:span text:style-name="T9">Name: YOUR NAME HERE</text:span></text:p>
            <text:p text:style-name="P7"><text:span text:style-name="T9">Assignment: Problem set 1</text:span></text:p>
            <text:p text:style-name="P7"><text:span text:style-name="T9">Collaborators: list anyone you work with</text:span></text:p>
            <text:p text:style-name="P8">'''</text:p>
            <text:p text:style-name="P8"/>
            <text:p text:style-name="P8">''' </text:p>
            <text:p text:style-name="P10"><text:span text:style-name="T9"># uncomment this block to do file testing</text:span></text:p>
            <text:p text:style-name="P10"><text:span text:style-name="T9">f = open('ps1-input.txt')</text:span></text:p>
            <text:p text:style-name="P10"><text:span text:style-name="T9">def input( s='' ):</text:span></text:p>
            <text:p text:style-name="P10"><text:span text:style-name="T9"><text:s text:c="4"/>line = f.readline().strip()</text:span></text:p>
            <text:p text:style-name="P10"><text:span text:style-name="T9"><text:s text:c="4"/># skip comments / blank lines</text:span></text:p>
            <text:p text:style-name="P10"><text:span text:style-name="T9"><text:s text:c="4"/>if( not line or line[0]=='#'):</text:span></text:p>
            <text:p text:style-name="P10"><text:span text:style-name="T9"><text:s text:c="8"/>return input(s)</text:span></text:p>
            <text:p text:style-name="P10"><text:span text:style-name="T9"><text:s text:c="4"/>return line</text:span></text:p>
            <text:p text:style-name="P25">'''</text:p>
            <text:p text:style-name="P11"/>
            <text:p text:style-name="P7"><text:span text:style-name="T10">def</text:span><text:span text:style-name="T6"> tips</text:span><text:span text:style-name="T11">():</text:span></text:p>
            <text:p text:style-name="P7"><text:span text:style-name="T6"><text:s text:c="4"/></text:span><text:span text:style-name="T10">pass</text:span></text:p>
            <text:p text:style-name="P11"/>
            <text:p text:style-name="P7"><text:span text:style-name="T10">def</text:span><text:span text:style-name="T6"> cToF</text:span><text:span text:style-name="T11">():</text:span></text:p>
            <text:p text:style-name="P7"><text:span text:style-name="T6"><text:s text:c="4"/></text:span><text:span text:style-name="T10">pass</text:span></text:p>
            <text:p text:style-name="P11"/>
            <text:p text:style-name="P7"><text:span text:style-name="T10">def</text:span><text:span text:style-name="T6"> fToC</text:span><text:span text:style-name="T11">():</text:span></text:p>
            <text:p text:style-name="P7"><text:span text:style-name="T6"><text:s text:c="4"/></text:span><text:span text:style-name="T10">pass</text:span></text:p>
            <text:p text:style-name="P11"/>
            <text:p text:style-name="P7"><text:span text:style-name="T10">def</text:span><text:span text:style-name="T6"> interest</text:span><text:span text:style-name="T11">():</text:span></text:p>
            <text:p text:style-name="P7"><text:span text:style-name="T6"><text:s text:c="4"/></text:span><text:span text:style-name="T10">pass</text:span></text:p>
            <text:p text:style-name="P11"/>
          </table:table-cell>
          <table:table-cell table:style-name="Table1.A1" office:value-type="string">
            <text:p text:style-name="P7"><text:span text:style-name="T10">def</text:span><text:span text:style-name="T6"> dist</text:span><text:span text:style-name="T11">():</text:span></text:p>
            <text:p text:style-name="P7"><text:span text:style-name="T6"><text:s text:c="4"/></text:span><text:span text:style-name="T10">pass</text:span></text:p>
            <text:p text:style-name="P11"/>
            <text:p text:style-name="P7"><text:span text:style-name="T10">def</text:span><text:span text:style-name="T6"> change</text:span><text:span text:style-name="T11">():</text:span></text:p>
            <text:p text:style-name="P7"><text:span text:style-name="T6"><text:s text:c="4"/></text:span><text:span text:style-name="T10">pass</text:span></text:p>
            <text:p text:style-name="P11"/>
            <text:p text:style-name="P7"><text:span text:style-name="T10">def</text:span><text:span text:style-name="T6"> madlib</text:span><text:span text:style-name="T11">():</text:span></text:p>
            <text:p text:style-name="P7"><text:span text:style-name="T6"><text:s text:c="4"/></text:span><text:span text:style-name="T10">pass</text:span></text:p>
            <text:p text:style-name="P14"/>
            <text:p text:style-name="P7"><text:span text:style-name="T12"># main function calls other functions IN ORDER!</text:span></text:p>
            <text:p text:style-name="P7"><text:span text:style-name="T10">def</text:span><text:span text:style-name="T6"> main</text:span><text:span text:style-name="T11">():</text:span></text:p>
            <text:p text:style-name="P7"><text:span text:style-name="T6"><text:s text:c="4"/>tips</text:span><text:span text:style-name="T11">()</text:span></text:p>
            <text:p text:style-name="P7"><text:span text:style-name="T6"><text:s text:c="4"/>cToF</text:span><text:span text:style-name="T11">()</text:span><text:span text:style-name="T6"> <text:s text:c="3"/></text:span></text:p>
            <text:p text:style-name="P7"><text:span text:style-name="T6"><text:s text:c="4"/>fToC</text:span><text:span text:style-name="T11">()</text:span><text:span text:style-name="T6"> <text:s text:c="3"/></text:span></text:p>
            <text:p text:style-name="P7"><text:span text:style-name="T6"><text:s text:c="4"/>interest</text:span><text:span text:style-name="T11">()</text:span><text:span text:style-name="T6"> <text:s text:c="3"/></text:span></text:p>
            <text:p text:style-name="P7"><text:span text:style-name="T6"><text:s text:c="4"/>dist</text:span><text:span text:style-name="T11">()</text:span><text:span text:style-name="T6"> <text:s text:c="3"/></text:span></text:p>
            <text:p text:style-name="P7"><text:span text:style-name="T6"><text:s text:c="4"/>change</text:span><text:span text:style-name="T11">()</text:span></text:p>
            <text:p text:style-name="P7"><text:span text:style-name="T6"><text:s text:c="4"/>madlib</text:span><text:span text:style-name="T11">()</text:span></text:p>
            <text:p text:style-name="P11"/>
            <text:p text:style-name="P7"><text:span text:style-name="T12"># run main</text:span></text:p>
            <text:p text:style-name="P7"><text:span text:style-name="T10">if</text:span><text:span text:style-name="T6"> __name__</text:span><text:span text:style-name="T11">==</text:span><text:span text:style-name="T9">"__main__":</text:span></text:p>
            <text:p text:style-name="P9"><text:span text:style-name="T6"><text:s text:c="4"/></text:span><text:span text:style-name="T10">try:</text:span></text:p>
            <text:p text:style-name="P9"><text:span text:style-name="T6"><text:s text:c="8"/>main</text:span><text:span text:style-name="T11">()</text:span></text:p>
            <text:p text:style-name="P9"><text:span text:style-name="T6"><text:s text:c="4"/></text:span><text:span text:style-name="T10">finally:</text:span></text:p>
            <text:p text:style-name="P9"><text:span text:style-name="T6"><text:s text:c="8"/></text:span><text:span text:style-name="T12"># uncomment below for file testing</text:span></text:p>
            <text:p text:style-name="P9"><text:span text:style-name="T6"><text:s text:c="8"/></text:span><text:span text:style-name="T12"># f.close()</text:span></text:p>
            <text:p text:style-name="P9"><text:span text:style-name="T6"><text:s text:c="8"/></text:span><text:span text:style-name="T10">pass</text:span></text:p>
          </table:table-cell>
        </table:table-row>
      </table:table>
      <text:p text:style-name="P3"/>
      <text:p text:style-name="P3"/>
      <text:p text:style-name="P3"/>
      <text:p text:style-name="P3"/>
      <text:h text:style-name="P31" text:outline-level="10"><text:bookmark text:name="h.laknamc5nrmk"/>Problems</text:h>
      <text:p text:style-name="P3"/>
      <text:p text:style-name="P5">Tips</text:p>
      <text:list xml:id="list5872167927357493016" text:style-name="LS2">
        <text:list-item>
          <text:p text:style-name="P16"><text:soft-page-break/>Input:</text:p>
          <text:list>
            <text:list-item>
              <text:p text:style-name="P16">cost of a meal, </text:p>
            </text:list-item>
            <text:list-item>
              <text:p text:style-name="P16">tax rate (as a decimal, for example 9% is 0.09), and </text:p>
            </text:list-item>
            <text:list-item>
              <text:p text:style-name="P16">tip rate (for example, 0.20)</text:p>
            </text:list-item>
          </text:list>
        </text:list-item>
        <text:list-item>
          <text:p text:style-name="P16">Output </text:p>
          <text:list>
            <text:list-item>
              <text:p text:style-name="P16">total amount to pay. <text:s/></text:p>
            </text:list-item>
          </text:list>
        </text:list-item>
        <text:list-item>
          <text:p text:style-name="P16">Note </text:p>
          <text:list>
            <text:list-item>
              <text:p text:style-name="P16">tax and tip should both be a percent of the base meal cost.</text:p>
            </text:list-item>
          </text:list>
        </text:list-item>
      </text:list>
      <text:p text:style-name="P3"/>
      <text:p text:style-name="P5">Temperatures</text:p>
      <text:list xml:id="list8900848367023832546" text:style-name="LS3">
        <text:list-item>
          <text:p text:style-name="P17">Formulas:</text:p>
          <text:list>
            <text:list-item>
              <text:p text:style-name="P17"><draw:frame draw:style-name="fr1" draw:name="Image1" text:anchor-type="as-char" svg:width="2.9398in" svg:height="0.8075in" draw:z-index="0"><draw:image xlink:href="Pictures/10000201000000780000002192E3A0D4.png" xlink:type="simple" xlink:show="embed" xlink:actuate="onLoad"/></draw:frame><text:span text:style-name="T13"><text:tab/></text:span></text:p>
            </text:list-item>
            <text:list-item>
              <text:p text:style-name="P17"><draw:frame draw:style-name="fr2" draw:name="1" text:anchor-type="as-char" svg:y="-0.3937in" svg:width="2.9299in" svg:height="0.7429in" draw:z-index="1"><draw:image xlink:href="Pictures/10000201000000820000002162381A19.png" xlink:type="simple" xlink:show="embed" xlink:actuate="onLoad"/></draw:frame></text:p>
            </text:list-item>
          </text:list>
        </text:list-item>
        <text:list-item>
          <text:p text:style-name="P17">Convert between fahrenheit and celsius. </text:p>
        </text:list-item>
        <text:list-item>
          <text:p text:style-name="P17">CtoF: </text:p>
          <text:list>
            <text:list-item>
              <text:p text:style-name="P17">input celsius </text:p>
            </text:list-item>
            <text:list-item>
              <text:p text:style-name="P17">output fahrenheit</text:p>
            </text:list-item>
          </text:list>
        </text:list-item>
        <text:list-item>
          <text:p text:style-name="P17">FtoC: </text:p>
          <text:list>
            <text:list-item>
              <text:p text:style-name="P17">input fahrenheit </text:p>
            </text:list-item>
            <text:list-item>
              <text:p text:style-name="P17">output celsius conversion</text:p>
            </text:list-item>
          </text:list>
        </text:list-item>
      </text:list>
      <text:p text:style-name="P5"/>
      <text:p text:style-name="P5">Interest</text:p>
      <text:list xml:id="list2022710588291767797" text:style-name="LS4">
        <text:list-item>
          <text:p text:style-name="P18">Formula for <text:a xlink:type="simple" xlink:href="http://en.wikipedia.org/wiki/Compound_interest" text:style-name="Internet_20_link" text:visited-style-name="Visited_20_Internet_20_Link">compound</text:a><text:a xlink:type="simple" xlink:href="http://en.wikipedia.org/wiki/Compound_interest" text:style-name="Internet_20_link" text:visited-style-name="Visited_20_Internet_20_Link"> </text:a><text:a xlink:type="simple" xlink:href="http://en.wikipedia.org/wiki/Compound_interest" text:style-name="Internet_20_link" text:visited-style-name="Visited_20_Internet_20_Link">interest</text:a>:</text:p>
        </text:list-item>
      </text:list>
      <text:p text:style-name="P4"><draw:frame draw:style-name="fr1" draw:name="2" text:anchor-type="as-char" svg:width="2.5965in" svg:height="0.6071in" draw:z-index="2"><draw:image xlink:href="Pictures/100002010000007C0000001DB63D4CB9.png" xlink:type="simple" xlink:show="embed" xlink:actuate="onLoad"/></draw:frame></text:p>
      <text:list xml:id="list21" text:style-name="LS4">
        <text:list-item>
          <text:p text:style-name="P18">Input </text:p>
          <text:list>
            <text:list-item>
              <text:p text:style-name="P18">P: principal amount (initial investment)</text:p>
            </text:list-item>
            <text:list-item>
              <text:p text:style-name="P18">r: annual nominal interest rate (as a decimal)</text:p>
            </text:list-item>
            <text:list-item>
              <text:p text:style-name="P18">n: number of times the interest is compounded per year</text:p>
            </text:list-item>
            <text:list-item>
              <text:p text:style-name="P18">t: number of years</text:p>
            </text:list-item>
          </text:list>
        </text:list-item>
        <text:list-item>
          <text:p text:style-name="P18">Output </text:p>
          <text:list>
            <text:list-item>
              <text:p text:style-name="P18">A: final amount</text:p>
            </text:list-item>
          </text:list>
        </text:list-item>
      </text:list>
      <text:p text:style-name="P29">a = p(1+(r/n)^(nt)</text:p>
      <text:p text:style-name="P3"/>
      <text:p text:style-name="P4"/>
      <text:p text:style-name="P4"/>
      <text:p text:style-name="P4"/>
      <text:p text:style-name="P5"/>
      <text:p text:style-name="P5"><text:soft-page-break/>Distance</text:p>
      <text:list xml:id="list6498541443355592891" text:style-name="LS5">
        <text:list-item>
          <text:p text:style-name="P19">Calculate the distance between two locations using GPS coordinates.</text:p>
          <text:list>
            <text:list-item>
              <text:p text:style-name="P19">Distance formula:</text:p>
              <text:list>
                <text:list-item>
                  <text:p text:style-name="P19"><draw:frame draw:style-name="fr1" draw:name="3" text:anchor-type="as-char" svg:width="1.6043in" svg:height="0.3335in" draw:z-index="3"><draw:image xlink:href="Pictures/100002010000009A00000020F4619B9C.png" xlink:type="simple" xlink:show="embed" xlink:actuate="onLoad"/></draw:frame></text:p>
                </text:list-item>
                <text:list-item>
                  <text:p text:style-name="P19">where dy is the lat. difference and dx is the long. difference</text:p>
                </text:list-item>
                <text:list-item>
                  <text:p text:style-name="P19">Each degree of latitude (dy) is approx. 69 miles apart.</text:p>
                </text:list-item>
                <text:list-item>
                  <text:p text:style-name="P19">At the 40th latitude, each degree of longitude (dx) is approx. 53 miles apart. (use this in your approximation)</text:p>
                </text:list-item>
              </text:list>
            </text:list-item>
          </text:list>
        </text:list-item>
      </text:list>
      <text:p text:style-name="P23">distance = ((dy**2)+(dx**2))**.5</text:p>
      <text:list xml:id="list220302448843432" text:continue-numbering="true" text:style-name="LS5">
        <text:list-item>
          <text:p text:style-name="P19">Input:</text:p>
          <text:list>
            <text:list-item>
              <text:p text:style-name="P19">y1: first location latitude</text:p>
            </text:list-item>
            <text:list-item>
              <text:p text:style-name="P19">x1: first location longitude</text:p>
            </text:list-item>
            <text:list-item>
              <text:p text:style-name="P19">y2: second location latitude</text:p>
            </text:list-item>
            <text:list-item>
              <text:p text:style-name="P19">x2: second location longitude</text:p>
            </text:list-item>
          </text:list>
        </text:list-item>
        <text:list-item>
          <text:p text:style-name="P19">Output:</text:p>
          <text:list>
            <text:list-item>
              <text:p text:style-name="P19">approximate distance</text:p>
            </text:list-item>
          </text:list>
        </text:list-item>
        <text:list-item>
          <text:p text:style-name="P19">Follow-up:</text:p>
          <text:list>
            <text:list-item>
              <text:p text:style-name="P19">Test it out and compare your results with <text:a xlink:type="simple" xlink:href="http://www.distance-cities.com/" text:style-name="Internet_20_link" text:visited-style-name="Visited_20_Internet_20_Link">www</text:a><text:a xlink:type="simple" xlink:href="http://www.distance-cities.com/" text:style-name="Internet_20_link" text:visited-style-name="Visited_20_Internet_20_Link">.</text:a><text:a xlink:type="simple" xlink:href="http://www.distance-cities.com/" text:style-name="Internet_20_link" text:visited-style-name="Visited_20_Internet_20_Link">distance</text:a><text:a xlink:type="simple" xlink:href="http://www.distance-cities.com/" text:style-name="Internet_20_link" text:visited-style-name="Visited_20_Internet_20_Link">-</text:a><text:a xlink:type="simple" xlink:href="http://www.distance-cities.com/" text:style-name="Internet_20_link" text:visited-style-name="Visited_20_Internet_20_Link">cities</text:a><text:a xlink:type="simple" xlink:href="http://www.distance-cities.com/" text:style-name="Internet_20_link" text:visited-style-name="Visited_20_Internet_20_Link">.</text:a><text:a xlink:type="simple" xlink:href="http://www.distance-cities.com/" text:style-name="Internet_20_link" text:visited-style-name="Visited_20_Internet_20_Link">com</text:a>.</text:p>
            </text:list-item>
            <text:list-item>
              <text:p text:style-name="P19">Explain any discrepancies.</text:p>
            </text:list-item>
          </text:list>
        </text:list-item>
      </text:list>
      <text:p text:style-name="P5"/>
      <text:p text:style-name="P5">Change</text:p>
      <text:list xml:id="list2597569889564116739" text:style-name="LS6">
        <text:list-item>
          <text:p text:style-name="P20">Input </text:p>
          <text:list>
            <text:list-item>
              <text:p text:style-name="P20">price</text:p>
            </text:list-item>
            <text:list-item>
              <text:p text:style-name="P20">amount paid</text:p>
            </text:list-item>
          </text:list>
        </text:list-item>
        <text:list-item>
          <text:p text:style-name="P20">Output</text:p>
          <text:list>
            <text:list-item>
              <text:p text:style-name="P20">total change amount</text:p>
            </text:list-item>
            <text:list-item>
              <text:p text:style-name="P20">amount of each currency denomination (from 20's to pennies) that should be returned.</text:p>
            </text:list-item>
          </text:list>
        </text:list-item>
      </text:list>
      <text:p text:style-name="P3"/>
      <text:p text:style-name="P5">Madlib</text:p>
      <text:list xml:id="list359218355005584426" text:style-name="LS7">
        <text:list-item>
          <text:p text:style-name="P21">Make a madlib!</text:p>
        </text:list-item>
        <text:list-item>
          <text:p text:style-name="P21">For examples, see: <text:a xlink:type="simple" xlink:href="http://www.madglibs.com/" text:style-name="Internet_20_link" text:visited-style-name="Visited_20_Internet_20_Link">http</text:a><text:a xlink:type="simple" xlink:href="http://www.madglibs.com/" text:style-name="Internet_20_link" text:visited-style-name="Visited_20_Internet_20_Link">://</text:a><text:a xlink:type="simple" xlink:href="http://www.madglibs.com/" text:style-name="Internet_20_link" text:visited-style-name="Visited_20_Internet_20_Link">www</text:a><text:a xlink:type="simple" xlink:href="http://www.madglibs.com/" text:style-name="Internet_20_link" text:visited-style-name="Visited_20_Internet_20_Link">.</text:a><text:a xlink:type="simple" xlink:href="http://www.madglibs.com/" text:style-name="Internet_20_link" text:visited-style-name="Visited_20_Internet_20_Link">madglibs</text:a><text:a xlink:type="simple" xlink:href="http://www.madglibs.com/" text:style-name="Internet_20_link" text:visited-style-name="Visited_20_Internet_20_Link">.</text:a><text:a xlink:type="simple" xlink:href="http://www.madglibs.com/" text:style-name="Internet_20_link" text:visited-style-name="Visited_20_Internet_20_Link">com</text:a><text:a xlink:type="simple" xlink:href="http://www.madglibs.com/" text:style-name="Internet_20_link" text:visited-style-name="Visited_20_Internet_20_Link">/</text:a></text:p>
        </text:list-item>
      </text:list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0" text:outline-level="10"><text:bookmark text:name="h.mqvpwd6k0au2"/><text:span text:style-name="T2">Sample Input / Output</text:span></text:h>
      <text:list xml:id="list1977309480863444485" text:style-name="LS8">
        <text:list-item>
          <text:p text:style-name="P22">Before you submit you MUST run your program with the provided sample input.</text:p>
          <text:list>
            <text:list-item>
              <text:p text:style-name="P22"><text:soft-page-break/>Uncomment the specified code in the template</text:p>
            </text:list-item>
            <text:list-item>
              <text:p text:style-name="P22">Copy the sample input (left column below) into a new file called <text:span text:style-name="T4">ps1-input.txt</text:span> (this file must be in the same directory as <text:span text:style-name="T4">ps1.py)</text:span></text:p>
            </text:list-item>
          </text:list>
        </text:list-item>
        <text:list-item>
          <text:p text:style-name="P22">Note:</text:p>
          <text:list>
            <text:list-item>
              <text:p text:style-name="P22">If you get '<text:span text:style-name="T14">IndexError: string index out of range</text:span>' it means that your program has read all of the valid input from the file</text:p>
            </text:list-item>
          </text:list>
        </text:list-item>
      </text:list>
      <text:p text:style-name="P3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9"><text:span text:style-name="T7">ps1-input.txt</text:span></text:p>
          </table:table-cell>
          <table:table-cell table:style-name="Table2.A1" office:value-type="string">
            <text:p text:style-name="P9"><text:span text:style-name="T7">sample output</text:span></text:p>
          </table:table-cell>
        </table:table-row>
        <table:table-row>
          <table:table-cell table:style-name="Table2.A1" office:value-type="string">
            <text:p text:style-name="P9"><text:span text:style-name="T8"># tips</text:span></text:p>
            <text:p text:style-name="P12">35</text:p>
            <text:p text:style-name="P12">.09</text:p>
            <text:p text:style-name="P12">.18</text:p>
            <text:p text:style-name="P12"/>
            <text:p text:style-name="P9"><text:span text:style-name="T8"># cToF</text:span></text:p>
            <text:p text:style-name="P12">100</text:p>
            <text:p text:style-name="P12"/>
            <text:p text:style-name="P9"><text:span text:style-name="T8"># fToC</text:span></text:p>
            <text:p text:style-name="P12">32</text:p>
            <text:p text:style-name="P12"/>
            <text:p text:style-name="P9"><text:span text:style-name="T8"># interest</text:span></text:p>
            <text:p text:style-name="P12">100</text:p>
            <text:p text:style-name="P12">.05</text:p>
            <text:p text:style-name="P12">4</text:p>
            <text:p text:style-name="P12">10</text:p>
            <text:p text:style-name="P12"/>
            <text:p text:style-name="P9"><text:span text:style-name="T8"># dist (BOS to SF)</text:span></text:p>
            <text:p text:style-name="P12">42.3601</text:p>
            <text:p text:style-name="P12">71.0589</text:p>
            <text:p text:style-name="P12">37.7833</text:p>
            <text:p text:style-name="P12">122.4167</text:p>
            <text:p text:style-name="P12"/>
            <text:p text:style-name="P9"><text:span text:style-name="T8"># change</text:span></text:p>
            <text:p text:style-name="P12">44.46</text:p>
            <text:p text:style-name="P12">100</text:p>
            <text:p text:style-name="P12"/>
            <text:p text:style-name="P9"><text:span text:style-name="T8"># madlib</text:span></text:p>
            <text:p text:style-name="P12">ADD</text:p>
            <text:p text:style-name="P9"><text:span text:style-name="T8">YOUR </text:span></text:p>
            <text:p text:style-name="P12">OWN</text:p>
            <text:p text:style-name="P12">VALUES</text:p>
          </table:table-cell>
          <table:table-cell table:style-name="Table2.A1" office:value-type="string">
            <text:p text:style-name="P10"><text:span text:style-name="T8"># tips</text:span></text:p>
            <text:p text:style-name="P13">44.45</text:p>
            <text:p text:style-name="P13"/>
            <text:p text:style-name="P10"><text:span text:style-name="T8"># cToF</text:span></text:p>
            <text:p text:style-name="P13">212</text:p>
            <text:p text:style-name="P13"/>
            <text:p text:style-name="P10"><text:span text:style-name="T8"># fToC</text:span></text:p>
            <text:p text:style-name="P13">0</text:p>
            <text:p text:style-name="P13"/>
            <text:p text:style-name="P10"><text:span text:style-name="T8"># interest</text:span></text:p>
            <text:p text:style-name="P13">164.36</text:p>
            <text:p text:style-name="P13"/>
            <text:p text:style-name="P10"><text:span text:style-name="T8"># dist</text:span></text:p>
            <text:p text:style-name="P13">2740.22</text:p>
            <text:p text:style-name="P13"/>
            <text:p text:style-name="P10"><text:span text:style-name="T8">#change</text:span></text:p>
            <text:p text:style-name="P13">55.54</text:p>
            <text:p text:style-name="P10"><text:span text:style-name="T8"><text:s/>2 20s</text:span></text:p>
            <text:p text:style-name="P10"><text:span text:style-name="T8"><text:s/>1 10s</text:span></text:p>
            <text:p text:style-name="P10"><text:span text:style-name="T8"><text:s/>1 5s</text:span></text:p>
            <text:p text:style-name="P10"><text:span text:style-name="T8"><text:s/>0 1s</text:span></text:p>
            <text:p text:style-name="P10"><text:span text:style-name="T8"><text:s/>2 quarts</text:span></text:p>
            <text:p text:style-name="P10"><text:span text:style-name="T8"><text:s/>0 dimes</text:span></text:p>
            <text:p text:style-name="P10"><text:span text:style-name="T8"><text:s/>0 nicks</text:span></text:p>
            <text:p text:style-name="P10"><text:span text:style-name="T8"><text:s/>4 penns</text:span></text:p>
            <text:p text:style-name="P13"/>
            <text:p text:style-name="P10"><text:span text:style-name="T8"># madlib</text:span>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</text:list-level-style-bullet>
      <text:list-level-style-bullet text:level="2" text:style-name="List3Level1" text:bullet-char="○">
        <style:list-level-properties text:space-before="0.75in" text:min-label-width="0.25in"/>
      </text:list-level-style-bullet>
      <text:list-level-style-bullet text:level="3" text:style-name="List3Level2" text:bullet-char="■">
        <style:list-level-properties text:space-before="1.3748in" text:min-label-width="0.1252in"/>
      </text:list-level-style-bullet>
      <text:list-level-style-bullet text:level="4" text:style-name="List3Level3" text:bullet-char="●">
        <style:list-level-properties text:space-before="1.75in" text:min-label-width="0.25in"/>
      </text:list-level-style-bullet>
      <text:list-level-style-bullet text:level="5" text:style-name="List3Level4" text:bullet-char="○">
        <style:list-level-properties text:space-before="2.25in" text:min-label-width="0.25in"/>
      </text:list-level-style-bullet>
      <text:list-level-style-bullet text:level="6" text:style-name="List3Level5" text:bullet-char="■">
        <style:list-level-properties text:space-before="2.8748in" text:min-label-width="0.1252in"/>
      </text:list-level-style-bullet>
      <text:list-level-style-bullet text:level="7" text:style-name="List3Level6" text:bullet-char="●">
        <style:list-level-properties text:space-before="3.25in" text:min-label-width="0.25in"/>
      </text:list-level-style-bullet>
      <text:list-level-style-bullet text:level="8" text:style-name="List3Level7" text:bullet-char="○">
        <style:list-level-properties text:space-before="3.75in" text:min-label-width="0.25in"/>
      </text:list-level-style-bullet>
      <text:list-level-style-bullet text:level="9" text:style-name="List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 text:min-label-width="0.25in"/>
      </text:list-level-style-bullet>
      <text:list-level-style-bullet text:level="2" text:style-name="List4Level1" text:bullet-char="○">
        <style:list-level-properties text:space-before="0.75in" text:min-label-width="0.25in"/>
      </text:list-level-style-bullet>
      <text:list-level-style-bullet text:level="3" text:style-name="List4Level2" text:bullet-char="■">
        <style:list-level-properties text:space-before="1.3748in" text:min-label-width="0.1252in"/>
      </text:list-level-style-bullet>
      <text:list-level-style-bullet text:level="4" text:style-name="List4Level3" text:bullet-char="●">
        <style:list-level-properties text:space-before="1.75in" text:min-label-width="0.25in"/>
      </text:list-level-style-bullet>
      <text:list-level-style-bullet text:level="5" text:style-name="List4Level4" text:bullet-char="○">
        <style:list-level-properties text:space-before="2.25in" text:min-label-width="0.25in"/>
      </text:list-level-style-bullet>
      <text:list-level-style-bullet text:level="6" text:style-name="List4Level5" text:bullet-char="■">
        <style:list-level-properties text:space-before="2.8748in" text:min-label-width="0.1252in"/>
      </text:list-level-style-bullet>
      <text:list-level-style-bullet text:level="7" text:style-name="List4Level6" text:bullet-char="●">
        <style:list-level-properties text:space-before="3.25in" text:min-label-width="0.25in"/>
      </text:list-level-style-bullet>
      <text:list-level-style-bullet text:level="8" text:style-name="List4Level7" text:bullet-char="○">
        <style:list-level-properties text:space-before="3.75in" text:min-label-width="0.25in"/>
      </text:list-level-style-bullet>
      <text:list-level-style-bullet text:level="9" text:style-name="List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</text:list-level-style-bullet>
      <text:list-level-style-bullet text:level="2" text:style-name="List5Level1" text:bullet-char="○">
        <style:list-level-properties text:space-before="0.75in" text:min-label-width="0.25in"/>
      </text:list-level-style-bullet>
      <text:list-level-style-bullet text:level="3" text:style-name="List5Level2" text:bullet-char="■">
        <style:list-level-properties text:space-before="1.3748in" text:min-label-width="0.1252in"/>
      </text:list-level-style-bullet>
      <text:list-level-style-bullet text:level="4" text:style-name="List5Level3" text:bullet-char="●">
        <style:list-level-properties text:space-before="1.75in" text:min-label-width="0.25in"/>
      </text:list-level-style-bullet>
      <text:list-level-style-bullet text:level="5" text:style-name="List5Level4" text:bullet-char="○">
        <style:list-level-properties text:space-before="2.25in" text:min-label-width="0.25in"/>
      </text:list-level-style-bullet>
      <text:list-level-style-bullet text:level="6" text:style-name="List5Level5" text:bullet-char="■">
        <style:list-level-properties text:space-before="2.8748in" text:min-label-width="0.1252in"/>
      </text:list-level-style-bullet>
      <text:list-level-style-bullet text:level="7" text:style-name="List5Level6" text:bullet-char="●">
        <style:list-level-properties text:space-before="3.25in" text:min-label-width="0.25in"/>
      </text:list-level-style-bullet>
      <text:list-level-style-bullet text:level="8" text:style-name="List5Level7" text:bullet-char="○">
        <style:list-level-properties text:space-before="3.75in" text:min-label-width="0.25in"/>
      </text:list-level-style-bullet>
      <text:list-level-style-bullet text:level="9" text:style-name="List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</text:list-level-style-bullet>
      <text:list-level-style-bullet text:level="2" text:style-name="List6Level1" text:bullet-char="○">
        <style:list-level-properties text:space-before="0.75in" text:min-label-width="0.25in"/>
      </text:list-level-style-bullet>
      <text:list-level-style-bullet text:level="3" text:style-name="List6Level2" text:bullet-char="■">
        <style:list-level-properties text:space-before="1.3748in" text:min-label-width="0.1252in"/>
      </text:list-level-style-bullet>
      <text:list-level-style-bullet text:level="4" text:style-name="List6Level3" text:bullet-char="●">
        <style:list-level-properties text:space-before="1.75in" text:min-label-width="0.25in"/>
      </text:list-level-style-bullet>
      <text:list-level-style-bullet text:level="5" text:style-name="List6Level4" text:bullet-char="○">
        <style:list-level-properties text:space-before="2.25in" text:min-label-width="0.25in"/>
      </text:list-level-style-bullet>
      <text:list-level-style-bullet text:level="6" text:style-name="List6Level5" text:bullet-char="■">
        <style:list-level-properties text:space-before="2.8748in" text:min-label-width="0.1252in"/>
      </text:list-level-style-bullet>
      <text:list-level-style-bullet text:level="7" text:style-name="List6Level6" text:bullet-char="●">
        <style:list-level-properties text:space-before="3.25in" text:min-label-width="0.25in"/>
      </text:list-level-style-bullet>
      <text:list-level-style-bullet text:level="8" text:style-name="List6Level7" text:bullet-char="○">
        <style:list-level-properties text:space-before="3.75in" text:min-label-width="0.25in"/>
      </text:list-level-style-bullet>
      <text:list-level-style-bullet text:level="9" text:style-name="List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</text:list-level-style-bullet>
      <text:list-level-style-bullet text:level="2" text:style-name="List7Level1" text:bullet-char="○">
        <style:list-level-properties text:space-before="0.75in" text:min-label-width="0.25in"/>
      </text:list-level-style-bullet>
      <text:list-level-style-bullet text:level="3" text:style-name="List7Level2" text:bullet-char="■">
        <style:list-level-properties text:space-before="1.3748in" text:min-label-width="0.1252in"/>
      </text:list-level-style-bullet>
      <text:list-level-style-bullet text:level="4" text:style-name="List7Level3" text:bullet-char="●">
        <style:list-level-properties text:space-before="1.75in" text:min-label-width="0.25in"/>
      </text:list-level-style-bullet>
      <text:list-level-style-bullet text:level="5" text:style-name="List7Level4" text:bullet-char="○">
        <style:list-level-properties text:space-before="2.25in" text:min-label-width="0.25in"/>
      </text:list-level-style-bullet>
      <text:list-level-style-bullet text:level="6" text:style-name="List7Level5" text:bullet-char="■">
        <style:list-level-properties text:space-before="2.8748in" text:min-label-width="0.1252in"/>
      </text:list-level-style-bullet>
      <text:list-level-style-bullet text:level="7" text:style-name="List7Level6" text:bullet-char="●">
        <style:list-level-properties text:space-before="3.25in" text:min-label-width="0.25in"/>
      </text:list-level-style-bullet>
      <text:list-level-style-bullet text:level="8" text:style-name="List7Level7" text:bullet-char="○">
        <style:list-level-properties text:space-before="3.75in" text:min-label-width="0.25in"/>
      </text:list-level-style-bullet>
      <text:list-level-style-bullet text:level="9" text:style-name="List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25in" text:min-label-width="0.25in"/>
      </text:list-level-style-bullet>
      <text:list-level-style-bullet text:level="2" text:style-name="List8Level1" text:bullet-char="○">
        <style:list-level-properties text:space-before="0.75in" text:min-label-width="0.25in"/>
      </text:list-level-style-bullet>
      <text:list-level-style-bullet text:level="3" text:style-name="List8Level2" text:bullet-char="■">
        <style:list-level-properties text:space-before="1.3748in" text:min-label-width="0.1252in"/>
      </text:list-level-style-bullet>
      <text:list-level-style-bullet text:level="4" text:style-name="List8Level3" text:bullet-char="●">
        <style:list-level-properties text:space-before="1.75in" text:min-label-width="0.25in"/>
      </text:list-level-style-bullet>
      <text:list-level-style-bullet text:level="5" text:style-name="List8Level4" text:bullet-char="○">
        <style:list-level-properties text:space-before="2.25in" text:min-label-width="0.25in"/>
      </text:list-level-style-bullet>
      <text:list-level-style-bullet text:level="6" text:style-name="List8Level5" text:bullet-char="■">
        <style:list-level-properties text:space-before="2.8748in" text:min-label-width="0.1252in"/>
      </text:list-level-style-bullet>
      <text:list-level-style-bullet text:level="7" text:style-name="List8Level6" text:bullet-char="●">
        <style:list-level-properties text:space-before="3.25in" text:min-label-width="0.25in"/>
      </text:list-level-style-bullet>
      <text:list-level-style-bullet text:level="8" text:style-name="List8Level7" text:bullet-char="○">
        <style:list-level-properties text:space-before="3.75in" text:min-label-width="0.25in"/>
      </text:list-level-style-bullet>
      <text:list-level-style-bullet text:level="9" text:style-name="List8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title/>
    <meta:initial-creator/>
    <meta:editing-cycles>2</meta:editing-cycles>
    <dc:date>2015-10-25T22:03:01.059718428</dc:date>
    <meta:editing-duration>PT5H57M38S</meta:editing-duration>
    <meta:document-statistic meta:table-count="2" meta:image-count="4" meta:object-count="0" meta:page-count="4" meta:paragraph-count="170" meta:word-count="567" meta:character-count="3162" meta:non-whitespace-character-count="2657"/>
  </office:meta>
</office:document-meta>
</file>